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9F18B408F919CF2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7e0f"/>
    </style:style>
    <style:style style:name="P2" style:family="paragraph" style:parent-style-name="Standard">
      <style:text-properties officeooo:paragraph-rsid="000c2336"/>
    </style:style>
    <style:style style:name="P3" style:family="paragraph" style:parent-style-name="Standard">
      <style:text-properties officeooo:rsid="000c2641" officeooo:paragraph-rsid="000c2641"/>
    </style:style>
    <style:style style:name="P4" style:family="paragraph" style:parent-style-name="Standard">
      <style:text-properties officeooo:paragraph-rsid="000c2641"/>
    </style:style>
    <style:style style:name="T1" style:family="text">
      <style:text-properties officeooo:rsid="000c26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181in, 1.1547in, 1.1839in, 3.163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0.6102in" svg:y="2.411in" svg:width="5.8339in" svg:height="3.3717in" draw:z-index="0"><draw:image xlink:href="Pictures/1000020100000780000004389F18B408F919CF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8:53:59.606000000</dc:date>
    <meta:editing-duration>PT18M1S</meta:editing-duration>
    <meta:editing-cycles>5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